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31cm" fo:min-width="0cm" fo:padding-top="0.129cm" fo:padding-bottom="0.129cm" fo:padding-left="0.258cm" fo:padding-right="0.258cm" fo:wrap-option="no-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31cm" fo:min-width="0cm" fo:padding-top="0.129cm" fo:padding-bottom="0.129cm" fo:padding-left="0.258cm" fo:padding-right="0.258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31cm" fo:min-width="0cm" fo:padding-top="0.129cm" fo:padding-bottom="0.129cm" fo:padding-left="0.258cm" fo:padding-right="0.258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31cm" fo:min-width="0cm" fo:padding-top="0.129cm" fo:padding-bottom="0.129cm" fo:padding-left="0.258cm" fo:padding-right="0.258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1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 style:list-style-name="L8">
      <style:graphic-properties draw:stroke="solid" svg:stroke-width="0.053cm" svg:stroke-color="#800000" draw:stroke-linejoin="miter" draw:fill="none" draw:fill-color="#008000" draw:textarea-horizontal-align="left" draw:textarea-vertical-align="top" draw:auto-grow-height="true" fo:min-height="1.525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 style:list-style-name="L8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 style:list-style-name="L8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8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8">
      <style:graphic-properties draw:stroke="solid" svg:stroke-width="0.053cm" svg:stroke-color="#ccccff" draw:stroke-linejoin="miter" draw:fill="none" draw:fill-color="#00cc99" draw:textarea-horizontal-align="left" draw:textarea-vertical-align="top" draw:auto-grow-height="true" fo:min-height="6.256cm" fo:min-width="19.102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8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 style:list-style-name="L6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 style:list-style-name="L6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 style:list-style-name="L6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6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fill="none" draw:textarea-horizontal-align="center" draw:textarea-vertical-align="middle"/>
    </style:style>
    <style:style style:name="gr25" style:family="graphic" style:parent-style-name="standard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6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6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min-height="1.24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6">
      <style:graphic-properties draw:stroke="solid" svg:stroke-width="0.053cm" svg:stroke-color="#800000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stroke="none" draw:fill="none" draw:fill-color="#bbe0e3" draw:textarea-horizontal-align="left" draw:textarea-vertical-align="top" draw:auto-grow-height="true" draw:auto-grow-width="false" fo:min-height="11.345cm" fo:min-width="0cm" fo:padding-top="0.129cm" fo:padding-bottom="0.129cm" fo:padding-left="0.258cm" fo:padding-right="0.258cm" fo:wrap-option="no-wrap" draw:shadow="hidden" draw:shadow-color="#808080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outline1">
      <style:graphic-properties draw:stroke="none" draw:fill="none" draw:fill-color="#00cc99" fo:min-height="13.76cm" draw:shadow="hidden" draw:shadow-color="#808080"/>
    </style:style>
    <style:style style:name="pr6" style:family="presentation" style:parent-style-name="Standard-title">
      <style:graphic-properties draw:fill-color="#ffffff" draw:auto-grow-height="true" fo:min-height="3.986cm"/>
    </style:style>
    <style:style style:name="pr7" style:family="presentation" style:parent-style-name="Standard-outline1">
      <style:graphic-properties draw:fill-color="#ffffff" draw:auto-grow-height="true" fo:min-height="13.76cm"/>
    </style:style>
    <style:style style:name="pr8" style:family="presentation" style:parent-style-name="Standard-notes">
      <style:graphic-properties draw:fill-color="#ffffff" fo:min-height="11.353cm"/>
    </style:style>
    <style:style style:name="pr9" style:family="presentation" style:parent-style-name="Standard-outline1">
      <style:graphic-properties draw:stroke="none" draw:fill="none" draw:fill-color="#00cc99" draw:textarea-horizontal-align="left" draw:textarea-vertical-align="top" draw:auto-grow-height="true" draw:auto-grow-width="false" fo:min-height="13.499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tandard-notes">
      <style:graphic-properties draw:fill-color="#ffffff" draw:auto-grow-height="true" fo:min-height="11.604cm"/>
    </style:style>
    <style:style style:name="pr11" style:family="presentation" style:parent-style-name="Standard-outline1">
      <style:graphic-properties draw:stroke="none" draw:fill="none" draw:fill-color="#00cc99" draw:textarea-horizontal-align="left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tandard-title">
      <style:graphic-properties draw:stroke="none" draw:fill="none" draw:fill-color="#00cc99" fo:min-height="2.754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158cm" fo:margin-bottom="0cm" text:enable-numbering="false" fo:text-indent="0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0cm" fo:margin-right="0cm" fo:margin-top="0.158cm" fo:margin-bottom="0cm" text:enable-numbering="true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952cm" fo:margin-right="0cm" fo:margin-top="0.282cm" fo:margin-bottom="0cm" text:enable-numbering="false" fo:text-indent="-0.952cm"/>
    </style:style>
    <style:style style:name="P12" style:family="paragraph">
      <style:paragraph-properties fo:margin-left="0.952cm" fo:margin-right="0cm" fo:margin-top="0.282cm" fo:margin-bottom="0cm" text:enable-numbering="true" fo:text-indent="-0.952cm"/>
    </style:style>
    <style:style style:name="P13" style:family="paragraph">
      <style:paragraph-properties fo:margin-left="2.063cm" fo:margin-right="0cm" fo:margin-top="0.246cm" fo:margin-bottom="0cm" text:enable-numbering="true" fo:text-indent="-0.793cm"/>
    </style:style>
    <style:style style:name="P14" style:family="paragraph">
      <style:paragraph-properties fo:margin-left="0.952cm" fo:margin-right="0cm" fo:text-indent="-0.952cm" style:writing-mode="lr-tb"/>
    </style:style>
    <style:style style:name="P15" style:family="paragraph">
      <style:paragraph-properties fo:margin-left="0cm" fo:margin-right="0cm" fo:line-height="100%" fo:text-align="center" text:enable-numbering="false" fo:text-indent="0cm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margin-top="0.396cm" fo:margin-bottom="0cm" fo:line-height="100%" fo:text-align="center" text:enable-numbering="false" fo:text-indent="0cm"/>
    </style:style>
    <style:style style:name="P18" style:family="paragraph">
      <style:paragraph-properties fo:margin-left="0cm" fo:margin-right="0cm" fo:margin-top="0.396cm" fo:margin-bottom="0cm" fo:line-height="100%" text:enable-numbering="false" fo:text-indent="0cm"/>
    </style:style>
    <style:style style:name="P19" style:family="paragraph">
      <style:paragraph-properties fo:margin-left="0cm" fo:margin-right="0cm" fo:margin-top="0.396cm" fo:margin-bottom="0cm" fo:line-height="100%" text:enable-numbering="false" fo:text-indent="0cm" style:writing-mode="lr-tb"/>
      <style:text-properties fo:color="#800000"/>
    </style:style>
    <style:style style:name="P20" style:family="paragraph">
      <style:paragraph-properties fo:margin-left="0cm" fo:margin-right="0cm" fo:margin-top="0.396cm" fo:margin-bottom="0cm" fo:line-height="100%" fo:text-align="justify" text:enable-numbering="false" fo:text-indent="0cm"/>
    </style:style>
    <style:style style:name="P21" style:family="paragraph">
      <style:paragraph-properties fo:margin-left="0cm" fo:margin-right="0cm" fo:margin-top="0.238cm" fo:margin-bottom="0cm" fo:line-height="100%" text:enable-numbering="false" fo:text-indent="0cm"/>
    </style:style>
    <style:style style:name="P22" style:family="paragraph">
      <style:paragraph-properties fo:margin-left="0cm" fo:margin-right="0cm" fo:margin-top="0.238cm" fo:margin-bottom="0cm" fo:line-height="100%" text:enable-numbering="false" fo:text-indent="0cm" style:writing-mode="lr-tb"/>
      <style:text-properties fo:color="#800000"/>
    </style:style>
    <style:style style:name="P23" style:family="paragraph">
      <style:paragraph-properties fo:margin-left="0.952cm" fo:margin-right="0cm" fo:margin-top="0.246cm" fo:margin-bottom="0cm" text:enable-numbering="true" fo:text-indent="-0.952cm"/>
    </style:style>
    <style:style style:name="P24" style:family="paragraph">
      <style:paragraph-properties fo:margin-left="0cm" fo:margin-right="0cm" fo:margin-top="0.246cm" fo:margin-bottom="0cm" text:enable-numbering="false" fo:text-indent="0cm"/>
    </style:style>
    <style:style style:name="P25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P26" style:family="paragraph">
      <style:paragraph-properties fo:margin-left="0.952cm" fo:margin-right="0cm" fo:margin-top="0.282cm" fo:margin-bottom="0cm" fo:line-height="9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0cm" fo:margin-right="0cm" fo:margin-top="0.396cm" fo:margin-bottom="0cm" fo:line-height="100%" text:enable-numbering="true" fo:text-indent="0cm"/>
    </style:style>
    <style:style style:name="P28" style:family="paragraph">
      <style:paragraph-properties fo:margin-left="1.693cm" fo:margin-right="0cm" fo:margin-top="0.282cm" fo:margin-bottom="0cm" fo:line-height="90%" text:enable-numbering="false" fo:text-indent="-1.693cm"/>
    </style:style>
    <style:style style:name="P29" style:family="paragraph">
      <style:paragraph-properties fo:margin-left="1.693cm" fo:margin-right="0cm" fo:margin-top="0.282cm" fo:margin-bottom="0cm" fo:line-height="90%" text:enable-numbering="false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30" style:family="paragraph">
      <style:paragraph-properties fo:margin-left="3.175cm" fo:margin-right="0cm" fo:text-indent="-0.635cm"/>
    </style:style>
    <style:style style:name="T1" style:family="text">
      <style:text-properties fo:color="#3333cc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/>
    </style:style>
    <style:style style:name="T7" style:family="text">
      <style:text-properties fo:font-family="Arial" style:font-pitch="variable" fo:font-size="18pt" fo:font-weight="bold" style:font-size-asian="18pt" style:font-size-complex="18pt"/>
    </style:style>
    <style:style style:name="T8" style:family="text">
      <style:text-properties fo:color="#800000" fo:font-family="Arial" style:font-pitch="variable" fo:font-size="18pt" style:font-size-asian="18pt" style:font-size-complex="18pt"/>
    </style:style>
    <style:style style:name="T9" style:family="text">
      <style:text-properties fo:color="#800000" fo:font-family="Arial" style:font-pitch="variable" fo:font-size="18pt" fo:font-weight="bold" style:font-size-asian="18pt" style:font-size-complex="18pt"/>
    </style:style>
    <style:style style:name="T10" style:family="text">
      <style:text-properties fo:color="#800000" fo:font-family="Arial" style:font-pitch="variable" fo:font-size="18pt" fo:language="en" fo:country="US" style:font-size-asian="18pt" style:font-size-complex="18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color="#000000" fo:font-size="28pt" fo:font-style="italic" style:text-underline-style="solid" style:text-underline-width="auto" style:text-underline-color="font-color" style:font-size-asian="28pt" style:font-size-complex="28pt"/>
    </style:style>
    <style:style style:name="T13" style:family="text">
      <style:text-properties fo:color="#000000" fo:font-size="28pt" fo:font-weight="bold" style:font-size-asian="28pt" style:font-size-complex="28pt"/>
    </style:style>
    <style:style style:name="T14" style:family="text">
      <style:text-properties fo:color="#000000" fo:font-size="28pt" style:text-underline-style="solid" style:text-underline-width="auto" style:text-underline-color="font-color" fo:font-weight="bold" style:font-size-asian="28pt" style:font-size-complex="28pt"/>
    </style:style>
    <style:style style:name="T15" style:family="text">
      <style:text-properties fo:color="#800000" fo:language="en" fo:country="US" fo:text-shadow="none"/>
    </style:style>
    <style:style style:name="T16" style:family="text">
      <style:text-properties style:text-position="-25% 58%" fo:language="en" fo:country="US" fo:font-weight="bold"/>
    </style:style>
    <style:style style:name="T17" style:family="text">
      <style:text-properties fo:color="#ccccff" fo:font-family="Arial" style:font-pitch="variable" fo:font-size="18pt" style:font-size-asian="18pt" style:font-size-complex="18pt"/>
    </style:style>
    <style:style style:name="T18" style:family="text">
      <style:text-properties fo:color="#800000"/>
    </style:style>
    <text:list-style style:name="L1">
      <text:list-level-style-bullet text:level="1" text:bullet-char="•">
        <style:text-properties fo:font-family="'Times New Roman'" style:font-family-generic="roman" style:font-pitch="variable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cccc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1.6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text-properties fo:font-family="Arial" style:font-family-generic="swiss" style:font-pitch="variable" fo:color="#cccc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Data Compression:   Huffman Coding" draw:style-name="dp1" draw:master-page-name="Standard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Data Compression: <text:s/></text:span><text:span text:style-name="T1"><text:line-break/></text:span><text:span text:style-name="T1">Huffman Coding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10.1.2 in Weiss (p.389)</text:p>
                  </text:list-item>
                </text:list>
              </text:list-item>
            </text:list>
          </draw:text-box>
        </draw:fram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1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p text:style-name="P6">So far we have studied many data structures but only one application: sorting.</text:p>
              <text:p text:style-name="P6">Another important application is data compression (using trees) which is widely used in computer technology.</text:p>
              <text:p text:style-name="P6"/>
              <text:p text:style-name="P6">We discussed the <text:span text:style-name="T3">memory hierarchy</text:span> before. <text:s/></text:p>
              <text:p text:style-name="P6"/>
              <text:p text:style-name="P6">Discussed <text:span text:style-name="T3">locality</text:span> and the cost of accessing data at lower levels of the hierarchy.</text:p>
              <text:p text:style-name="P6"/>
              <text:p text:style-name="P6">A related problem is that of keeping <text:span text:style-name="T3">file sizes small</text:span>.</text:p>
              <text:p text:style-name="P6"/>
            </draw:text-box>
          </draw:frame>
        </presentation:notes>
      </draw:page>
      <draw:page draw:name="Why compress files?" draw:style-name="dp3" draw:master-page-name="Standard" presentation:presentation-page-layout-name="AL2T1"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Why compress files?</text:p>
          </draw:text-box>
        </draw:frame>
        <draw:frame presentation:style-name="pr5" draw:text-style-name="P7" draw:layer="layout" svg:width="23.072cm" svg:height="13.76cm" svg:x="1.058cm" svg:y="4.022cm" presentation:class="outline" presentation:user-transformed="true">
          <draw:text-box>
            <text:list text:style-name="L4">
              <text:list-item>
                <text:p text:style-name="P7">Resources are limited</text:p>
              </text:list-item>
            </text:list>
            <text:list text:style-name="L4">
              <text:list-item>
                <text:list>
                  <text:list-item>
                    <text:p text:style-name="P8">Long-term storage (disk spac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ternet transfers (network bandwidth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Fast memory access (cache)</text:p>
                  </text:list-item>
                </text:list>
              </text:list-item>
            </text:list>
            <text:list text:style-name="L4">
              <text:list-item>
                <text:p text:style-name="P7">Because we can</text:p>
              </text:list-item>
            </text:list>
          </draw:text-box>
        </draw:frame>
        <draw:custom-shape draw:style-name="gr5" draw:text-style-name="P5" draw:layer="layout" svg:width="18.415cm" svg:height="1.019cm" svg:x="1.905cm" svg:y="15.028cm">
          <text:p text:style-name="P10"/>
          <draw:enhanced-geometry svg:viewBox="0 0 21600 21600" draw:type="mso-spt202" draw:enhanced-path="M 0 0 L 21600 0 21600 21600 0 21600 0 0 Z N"/>
        </draw:custom-shap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2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list text:style-name="L3">
                <text:list-item>
                  <text:p text:style-name="P6">Why?</text:p>
                </text:list-item>
              </text:list>
              <text:list text:style-name="L5">
                <text:list-item>
                  <text:p text:style-name="P9">For long term storage (disc space is limited)</text:p>
                </text:list-item>
              </text:list>
              <text:list text:style-name="L5">
                <text:list-item>
                  <text:p text:style-name="P9">For transferring files over the internet (bigger files take longer)</text:p>
                </text:list-item>
              </text:list>
              <text:list text:style-name="L5">
                <text:list-item>
                  <text:p text:style-name="P9">A smaller file is more likely to be able to fit in higher levels (e.g. cache) of the memory hierarchy</text:p>
                </text:list-item>
              </text:list>
              <text:list text:style-name="L5">
                <text:list-item>
                  <text:p text:style-name="P6"/>
                </text:list-item>
              </text:list>
            </draw:text-box>
          </draw:frame>
        </presentation:notes>
      </draw:page>
      <draw:page draw:name="page3" draw:style-name="dp3" draw:master-page-name="Standard" presentation:presentation-page-layout-name="AL2T1">
        <draw:frame presentation:style-name="pr6" draw:text-style-name="P10" draw:layer="layout" svg:width="21.59cm" svg:height="3.986cm" svg:x="1.905cm" svg:y="0.019cm" presentation:class="title">
          <draw:text-box>
            <text:p text:style-name="P10">Is compression possible?</text:p>
          </draw:text-box>
        </draw:frame>
        <draw:frame presentation:style-name="pr7" draw:text-style-name="P7" draw:layer="layout" svg:width="23.072cm" svg:height="13.76cm" svg:x="1.058cm" svg:y="4.022cm" presentation:class="outline">
          <draw:text-box>
            <text:list text:style-name="L4">
              <text:list-item>
                <text:p text:style-name="P7">Most data contains redundancies</text:p>
              </text:list-item>
            </text:list>
            <text:list text:style-name="L4">
              <text:list-item>
                <text:list>
                  <text:list-item>
                    <text:p text:style-name="P8">E.g. Human-readable tex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ot all combinations are equally likely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 English, some letter pairs (“qu”, “th”, etc.) appear more frequently than others.</text:p>
                  </text:list-item>
                </text:list>
              </text:list-item>
            </text:list>
            <text:list text:style-name="L4">
              <text:list-item>
                <text:p text:style-name="P7">The essential information content is much less</text:p>
              </text:list-item>
            </text:list>
            <text:list text:style-name="L4">
              <text:list-item>
                <text:list>
                  <text:list-item>
                    <text:p text:style-name="P8">Information theory developed by Shannon in 1950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f you have <text:span text:style-name="T4">n</text:span> equally likely symbols, how many bits do you need to represent the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894cm" svg:height="9.671cm" svg:x="3.272cm" svg:y="1.936cm" draw:page-number="3" presentation:class="page"/>
          <draw:frame presentation:style-name="pr8" draw:text-style-name="P10" draw:layer="layout" svg:width="14.261cm" svg:height="11.353cm" svg:x="2.588cm" svg:y="12.25cm" presentation:class="notes" presentation:placeholder="true" presentation:user-transformed="true">
            <draw:text-box/>
          </draw:frame>
        </presentation:notes>
      </draw:page>
      <draw:page draw:name="What is a file?" draw:style-name="dp3" draw:master-page-name="Standard" presentation:presentation-page-layout-name="AL2T1"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What can be compressed?</text:p>
          </draw:text-box>
        </draw:frame>
        <draw:frame presentation:style-name="pr5" draw:text-style-name="P7" draw:layer="layout" svg:width="23.072cm" svg:height="13.76cm" svg:x="1.058cm" svg:y="4.022cm" presentation:class="outline" presentation:user-transformed="true">
          <draw:text-box>
            <text:list text:style-name="L4">
              <text:list-item>
                <text:p text:style-name="P7">Which of the following would we require in pristine shape? (lossless)</text:p>
              </text:list-item>
            </text:list>
            <text:list text:style-name="L4">
              <text:list-item>
                <text:list>
                  <text:list-item>
                    <text:p text:style-name="P8">C++ source fi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inary execut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hotograph of your thum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Video of a monkey eating a banan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MP3 rington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-mail</text:p>
                  </text:list-item>
                </text:list>
              </text:list-item>
            </text:list>
          </draw:text-box>
        </draw:fram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4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p text:style-name="P6"><text:span text:style-name="T5"/></text:p>
              <text:p text:style-name="P6"><text:span text:style-name="T5">All of these we might store, want to fit in cache, or want to move over internet.</text:span></text:p>
              <text:p text:style-name="P6"><text:span text:style-name="T5"/></text:p>
              <text:p text:style-name="P6"><text:span text:style-name="T6">QUESTION: Which</text:span><text:span text:style-name="T5"> of these do we require to in pristine shape when we see them? (loss-less?)</text:span></text:p>
            </draw:text-box>
          </draw:frame>
        </presentation:notes>
      </draw:page>
      <draw:page draw:name="Data Compression" draw:style-name="dp3" draw:master-page-name="Standard" presentation:presentation-page-layout-name="AL2T1">
        <draw:frame presentation:style-name="pr9" draw:text-style-name="P14" draw:layer="layout" svg:width="23.072cm" svg:height="13.759cm" svg:x="1.058cm" svg:y="4.022cm" presentation:class="outline" presentation:user-transformed="true">
          <draw:text-box>
            <text:list text:style-name="L4">
              <text:list-item>
                <text:p text:style-name="P11"><text:span text:style-name="T5"/></text:p>
              </text:list-item>
            </text:list>
            <text:list text:style-name="L4">
              <text:list-item>
                <text:p text:style-name="P11"><text:span text:style-name="T5"/></text:p>
              </text:list-item>
            </text:list>
            <text:list text:style-name="L4">
              <text:list-item>
                <text:p text:style-name="P11"><text:span text:style-name="T5"/></text:p>
              </text:list-item>
            </text:list>
            <text:list text:style-name="L4">
              <text:list-item>
                <text:p text:style-name="P12"><text:span text:style-name="T6">Lossless</text:span><text:span text:style-name="T5"> compression <text:s/>X = X’</text:span></text:p>
              </text:list-item>
            </text:list>
            <text:list text:style-name="L4">
              <text:list-item>
                <text:p text:style-name="P12"><text:span text:style-name="T6">Lossy</text:span><text:span text:style-name="T5"> compression <text:s/>X != X’</text:span></text:p>
              </text:list-item>
            </text:list>
            <text:list text:style-name="L4">
              <text:list-item>
                <text:p text:style-name="P12"><text:span text:style-name="T6">Compression Ratio</text:span><text:span text:style-name="T5"> <text:s/>|X|/|Y|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Where |X| is the # of bits in X.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Data Compression</text:p>
          </draw:text-box>
        </draw:frame>
        <draw:custom-shape draw:style-name="gr7" draw:text-style-name="P5" draw:layer="layout" svg:width="4.868cm" svg:height="2.54cm" svg:x="4.657cm" svg:y="4.445cm">
          <text:p text:style-name="P10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042cm" svg:height="0.993cm" svg:x="5.296cm" svg:y="5.12cm">
          <text:p text:style-name="P15"><text:span text:style-name="T7">Encoder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4.868cm" svg:height="2.54cm" svg:x="14.182cm" svg:y="4.445cm">
          <text:p text:style-name="P10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038cm" svg:height="0.993cm" svg:x="14.823cm" svg:y="5.08cm">
          <text:p text:style-name="P15"><text:span text:style-name="T7">Decoder</text:span></text:p>
          <draw:enhanced-geometry svg:viewBox="0 0 21600 21600" draw:type="mso-spt202" draw:enhanced-path="M 0 0 L 21600 0 21600 21600 0 21600 0 0 Z N"/>
        </draw:custom-shape>
        <draw:line draw:style-name="gr9" draw:text-style-name="P16" draw:layer="layout" svg:x1="9.525cm" svg:y1="5.715cm" svg:x2="14.182cm" svg:y2="5.715cm">
          <text:p text:style-name="P10"/>
        </draw:line>
        <draw:line draw:style-name="gr9" draw:text-style-name="P16" draw:layer="layout" svg:x1="1.482cm" svg:y1="5.715cm" svg:x2="4.657cm" svg:y2="5.715cm">
          <text:p text:style-name="P10"/>
        </draw:line>
        <draw:line draw:style-name="gr9" draw:text-style-name="P16" draw:layer="layout" svg:x1="19.05cm" svg:y1="5.927cm" svg:x2="23.707cm" svg:y2="5.927cm">
          <text:p text:style-name="P10"/>
        </draw:line>
        <draw:custom-shape draw:style-name="gr10" draw:text-style-name="P5" draw:layer="layout" svg:width="1.058cm" svg:height="0.993cm" svg:x="2.117cm" svg:y="4.846cm">
          <text:p text:style-name="P17"><text:span text:style-name="T7">X</text:span></text:p>
          <draw:enhanced-geometry svg:viewBox="0 0 21600 21600" draw:type="mso-spt202" draw:enhanced-path="M 0 0 L 21600 0 21600 21600 0 21600 0 0 Z N"/>
        </draw:custom-shape>
        <draw:custom-shape draw:style-name="gr10" draw:text-style-name="P5" draw:layer="layout" svg:width="1.058cm" svg:height="0.993cm" svg:x="10.795cm" svg:y="4.657cm">
          <text:p text:style-name="P17"><text:span text:style-name="T7">Y</text:span></text:p>
          <draw:enhanced-geometry svg:viewBox="0 0 21600 21600" draw:type="mso-spt202" draw:enhanced-path="M 0 0 L 21600 0 21600 21600 0 21600 0 0 Z N"/>
        </draw:custom-shape>
        <draw:custom-shape draw:style-name="gr10" draw:text-style-name="P5" draw:layer="layout" svg:width="1.693cm" svg:height="0.993cm" svg:x="20.32cm" svg:y="4.908cm">
          <text:p text:style-name="P17"><text:span text:style-name="T7">X’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2.801cm" svg:height="0.993cm" svg:x="1.148cm" svg:y="3.81cm">
          <text:p text:style-name="P15"><text:span text:style-name="T7">original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4.236cm" svg:height="0.993cm" svg:x="9.391cm" svg:y="3.81cm">
          <text:p text:style-name="P15"><text:span text:style-name="T7">compressed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4.977cm" svg:height="0.993cm" svg:x="18.934cm" svg:y="3.81cm">
          <text:p text:style-name="P15"><text:span text:style-name="T7">decompressed</text:span></text:p>
          <draw:enhanced-geometry svg:viewBox="0 0 21600 21600" draw:type="mso-spt202" draw:enhanced-path="M 0 0 L 21600 0 21600 21600 0 21600 0 0 Z N"/>
        </draw:custom-shape>
        <draw:custom-shape draw:style-name="gr11" draw:text-style-name="P19" draw:layer="layout" svg:width="5.927cm" svg:height="1.785cm" svg:x="17.568cm" svg:y="8.255cm">
          <text:p text:style-name="P18"><text:span text:style-name="T8">Reversible or Entropy Coding</text:span></text:p>
          <draw:enhanced-geometry svg:viewBox="0 0 21600 21600" draw:type="mso-spt202" draw:enhanced-path="M 0 0 L 21600 0 21600 21600 0 21600 0 0 Z N"/>
        </draw:custom-shape>
        <draw:custom-shape draw:style-name="gr12" draw:text-style-name="P19" draw:layer="layout" svg:width="5.927cm" svg:height="0.973cm" svg:x="16.51cm" svg:y="11.218cm">
          <text:p text:style-name="P18"><text:span text:style-name="T8">Irreversible Coding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5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p text:style-name="P6"><text:span text:style-name="T5">Lossless is sometimes called entropy coding, or reversible coding</text:span></text:p>
              <text:p text:style-name="P6"><text:span text:style-name="T5"/></text:p>
              <text:p text:style-name="P6"><text:span text:style-name="T5">Losy is called irreversible coding.</text:span></text:p>
            </draw:text-box>
          </draw:frame>
        </presentation:notes>
      </draw:page>
      <draw:page draw:name="Lossy Compression" draw:style-name="dp3" draw:master-page-name="Standard" presentation:presentation-page-layout-name="AL2T1"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<text:span text:style-name="T5">Lossy Compression</text:span></text:p>
          </draw:text-box>
        </draw:frame>
        <draw:frame presentation:style-name="pr9" draw:text-style-name="P14" draw:layer="layout" svg:width="23.072cm" svg:height="13.759cm" svg:x="1.058cm" svg:y="4.022cm" presentation:class="outline" presentation:user-transformed="true">
          <draw:text-box>
            <text:list text:style-name="L4">
              <text:list-item>
                <text:p text:style-name="P12">Ideal for signals with more data than humans can process (high-fidelity).</text:p>
              </text:list-item>
            </text:list>
            <text:list text:style-name="L4">
              <text:list-item>
                <text:p text:style-name="P12">Most audio and video information can be removed without being noticed.</text:p>
              </text:list-item>
            </text:list>
            <text:list text:style-name="L4">
              <text:list-item>
                <text:p text:style-name="P11"><text:span text:style-name="T3">Standards</text:span>:</text:p>
              </text:list-item>
            </text:list>
            <text:list text:style-name="L4">
              <text:list-item>
                <text:p text:style-name="P12">JPEG (Joint Photographic Experts Group)</text:p>
              </text:list-item>
            </text:list>
            <text:list text:style-name="L4">
              <text:list-item>
                <text:p text:style-name="P12">MPEG (Motion Picture Experts Group)</text:p>
              </text:list-item>
            </text:list>
            <text:list text:style-name="L4">
              <text:list-item>
                <text:p text:style-name="P12">MP3 (MPEG-1, Layer 3)</text:p>
              </text:list-item>
            </text:list>
            <text:list text:style-name="L4">
              <text:list-item>
                <text:p text:style-name="P11"/>
              </text:list-item>
            </text:list>
          </draw:text-box>
        </draw:frame>
        <draw:custom-shape draw:style-name="gr13" draw:text-style-name="P19" draw:layer="layout" svg:width="6.774cm" svg:height="1.685cm" svg:x="15.245cm" svg:y="15.161cm">
          <text:p text:style-name="P18"><text:span text:style-name="T8">Can get compression ratios of 10:1 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6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p text:style-name="P6">What file types could we use this for? (audio, video, still images, photographs.)</text:p>
              <text:p text:style-name="P6"/>
              <text:p text:style-name="P6">Can get compression ratios of <text:span text:style-name="T3">10:1</text:span></text:p>
              <text:p text:style-name="P6"/>
              <text:p text:style-name="P6">I won’t talk about these techniques (wavelets, block transforms, vector quantization)</text:p>
              <text:p text:style-name="P6"/>
            </draw:text-box>
          </draw:frame>
        </presentation:notes>
      </draw:page>
      <draw:page draw:name="Lossless Compression" draw:style-name="dp3" draw:master-page-name="Standard" presentation:presentation-page-layout-name="AL2T1"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Lossless Compression</text:p>
          </draw:text-box>
        </draw:frame>
        <draw:frame presentation:style-name="pr9" draw:text-style-name="P14" draw:layer="layout" svg:width="23.072cm" svg:height="13.759cm" svg:x="1.058cm" svg:y="4.022cm" presentation:class="outline" presentation:user-transformed="true">
          <draw:text-box>
            <text:list text:style-name="L4">
              <text:list-item>
                <text:p text:style-name="P12"><text:span text:style-name="T5">No data is lost.</text:span></text:p>
              </text:list-item>
            </text:list>
            <text:list text:style-name="L4">
              <text:list-item>
                <text:p text:style-name="P12"><text:span text:style-name="T5">Information is low-fidelity to begin with.</text:span></text:p>
              </text:list-item>
            </text:list>
            <text:list text:style-name="L4">
              <text:list-item>
                <text:p text:style-name="P11"><text:span text:style-name="T6">Standards:</text:span></text:p>
              </text:list-item>
            </text:list>
            <text:list text:style-name="L4">
              <text:list-item>
                <text:p text:style-name="P12"><text:span text:style-name="T5">Gzip, Unix compress, zip, GIF </text:span></text:p>
              </text:list-item>
            </text:list>
          </draw:text-box>
        </draw:frame>
        <draw:custom-shape draw:style-name="gr14" draw:text-style-name="P19" draw:layer="layout" svg:width="6.774cm" svg:height="1.685cm" svg:x="17.568cm" svg:y="3.387cm">
          <text:p text:style-name="P18"><text:span text:style-name="T8">Can get compression ratios of 4:1 </text:span></text:p>
          <draw:enhanced-geometry svg:viewBox="0 0 21600 21600" draw:type="mso-spt202" draw:enhanced-path="M 0 0 L 21600 0 21600 21600 0 21600 0 0 Z N"/>
        </draw:custom-shape>
        <draw:custom-shape draw:style-name="gr15" draw:text-style-name="P19" draw:layer="layout" svg:width="19.602cm" svg:height="6.516cm" svg:x="1.89cm" svg:y="10.984cm">
          <text:p text:style-name="P18"><text:span text:style-name="T8">Another technique is </text:span><text:span text:style-name="T9">run-length encoding (RLE</text:span><text:span text:style-name="T8">), part of several </text:span><text:span text:style-name="T8"><text:line-break/></text:span><text:span text:style-name="T8">compression techniques (BMP, PCX, TIFF, PDF)</text:span></text:p>
          <text:p text:style-name="P20"><text:span text:style-name="T8">A run of characters is replaced by the </text:span><text:span text:style-name="T9">number of characters</text:span><text:span text:style-name="T8"> of that</text:span></text:p>
          <text:p text:style-name="P18"><text:span text:style-name="T8">typeand a </text:span><text:span text:style-name="T9">single character</text:span><text:span text:style-name="T8">:</text:span></text:p>
          <text:p text:style-name="P18"><text:span text:style-name="T8">RTAAAAAADEEEE</text:span></text:p>
          <text:p text:style-name="P18"><text:span text:style-name="T8">RT*6AD*4E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7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p text:style-name="P6"><text:span text:style-name="T5">Must keep absolutely TRUE to the original (text files, executables – binaries)</text:span></text:p>
              <text:p text:style-name="P6"><text:span text:style-name="T5"/></text:p>
              <text:p text:style-name="P6"><text:span text:style-name="T5">Can get compression ratios of </text:span><text:span text:style-name="T6">4:1</text:span></text:p>
              <text:p text:style-name="P6"><text:span text:style-name="T5"/></text:p>
              <text:p text:style-name="P6"><text:span text:style-name="T5">Technique we will talk about – Huffman coding (arithmetic coding, golomb coding)</text:span></text:p>
              <text:p text:style-name="P6"><text:span text:style-name="T5"/></text:p>
              <text:p text:style-name="P6"><text:span text:style-name="T5">Also </text:span><text:span text:style-name="T6">run-length encoding</text:span><text:span text:style-name="T5">. (RLE) – part of several compression techniques (BMP, PCX, TIFF, PDF) [Loss-less]</text:span></text:p>
              <text:p text:style-name="P6"><text:span text:style-name="T5"/></text:p>
              <text:p text:style-name="P6"><text:span text:style-name="T5">A run of characters is replaced by the number of characters of that type and a single character:</text:span></text:p>
              <text:p text:style-name="P6"><text:span text:style-name="T5"/></text:p>
              <text:p text:style-name="P6"><text:span text:style-name="T5">RTAAAAAADEEEE</text:span></text:p>
              <text:p text:style-name="P6"><text:span text:style-name="T5"/></text:p>
              <text:p text:style-name="P6"><text:span text:style-name="T5">RT*6AD*4E</text:span></text:p>
            </draw:text-box>
          </draw:frame>
        </presentation:notes>
      </draw:page>
      <draw:page draw:name="Lossless Compression of text" draw:style-name="dp3" draw:master-page-name="Standard" presentation:presentation-page-layout-name="AL2T1"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Lossless Compression of text</text:p>
          </draw:text-box>
        </draw:frame>
        <draw:frame presentation:style-name="pr9" draw:text-style-name="P14" draw:layer="layout" svg:width="23.072cm" svg:height="13.759cm" svg:x="1.058cm" svg:y="4.022cm" presentation:class="outline" presentation:user-transformed="true">
          <draw:text-box>
            <text:list text:style-name="L4">
              <text:list-item>
                <text:p text:style-name="P11"><text:span text:style-name="T3">ASCII</text:span> = fixed 8 bits per character</text:p>
              </text:list-item>
            </text:list>
            <text:list text:style-name="L4">
              <text:list-item>
                <text:p text:style-name="P11"><text:span text:style-name="T3">Example</text:span>: “hello there”</text:p>
              </text:list-item>
            </text:list>
            <text:list text:style-name="L4">
              <text:list-item>
                <text:list>
                  <text:list-item>
                    <text:p text:style-name="P13">11 characters * 8 bits = 88 bits</text:p>
                  </text:list-item>
                </text:list>
              </text:list-item>
            </text:list>
            <text:list text:style-name="L4">
              <text:list-item>
                <text:p text:style-name="P11">Can we encode this message using fewer bits?</text:p>
              </text:list-item>
            </text:list>
            <text:list text:style-name="L4">
              <text:list-item>
                <text:p text:style-name="P11"/>
              </text:list-item>
            </text:list>
          </draw:text-box>
        </draw:frame>
        <draw:custom-shape draw:style-name="gr16" draw:text-style-name="P19" draw:layer="layout" svg:width="10.874cm" svg:height="0.973cm" svg:x="12.083cm" svg:y="3.598cm">
          <text:p text:style-name="P18"><text:span text:style-name="T8">Really only need 7 bits for 128 things</text:span></text:p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17.66cm" svg:height="2.873cm" svg:x="5.08cm" svg:y="10.583cm">
          <text:p text:style-name="P21"><text:span text:style-name="T8">We could look JUST at the message, </text:span></text:p>
          <text:p text:style-name="P21"><text:span text:style-name="T8">there are only 6 possible characters + one space. <text:s/>= 7 things </text:span></text:p>
          <text:p text:style-name="P21"><text:span text:style-name="T8">– </text:span><text:span text:style-name="T8">needs 3 bits.</text:span></text:p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20.555cm" svg:height="1.923cm" svg:x="1.058cm" svg:y="15.028cm">
          <text:p text:style-name="P21"><text:span text:style-name="T10">Encode: <text:s/>aabddcaa = could do as 16 bits (each character = 2 bits each)</text:span></text:p>
          <text:p text:style-name="P21"><text:span text:style-name="T10">Huffman can do as 14 bits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8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p text:style-name="P6"/>
              <text:p text:style-name="P6">(Really only need 7 bits for ASCII)</text:p>
              <text:p text:style-name="P6">UNICODE = fixed 16 bits per character (or 8 or 32?)</text:p>
              <text:p text:style-name="P6"/>
              <text:p text:style-name="P6">We could look JUST at the message, there are only 6 possible characters + one space. <text:s/>= 7 things – needs 3 bits.</text:p>
              <text:p text:style-name="P6"/>
              <text:p text:style-name="P6">ceiling(log_2(7)) = 3</text:p>
              <text:p text:style-name="P6">we can have a dedicated code with just these symbols, or even a code with one</text:p>
              <text:p text:style-name="P6">symbol that means “hello there”, but it wouldn't have many uses.</text:p>
              <text:p text:style-name="P6"/>
              <text:p text:style-name="P6">We could do even better.</text:p>
              <text:p text:style-name="P6"/>
              <text:p text:style-name="P6"/>
            </draw:text-box>
          </draw:frame>
        </presentation:notes>
      </draw:page>
      <draw:page draw:name="Huffman Coding" draw:style-name="dp3" draw:master-page-name="Standard" presentation:presentation-page-layout-name="AL3T10"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Huffman Coding</text:p>
          </draw:text-box>
        </draw:frame>
        <draw:frame presentation:style-name="pr9" draw:text-style-name="P14" draw:layer="layout" svg:width="11.325cm" svg:height="13.759cm" svg:x="1.057cm" svg:y="4.022cm" presentation:class="outline" presentation:user-transformed="true">
          <draw:text-box>
            <text:list text:style-name="L4">
              <text:list-item>
                <text:p text:style-name="P23"><text:span text:style-name="T11">Uses </text:span><text:span text:style-name="T12">frequencies</text:span><text:span text:style-name="T11"> of symbols in a string to build a </text:span><text:span text:style-name="T13">prefix code</text:span><text:span text:style-name="T11">.</text:span></text:p>
              </text:list-item>
            </text:list>
            <text:list text:style-name="L4">
              <text:list-item>
                <text:p text:style-name="P23"><text:span text:style-name="T14">Prefix Code</text:span><text:span text:style-name="T11"> – no code in our encoding is a prefix of another code.</text:span></text:p>
              </text:list-item>
            </text:list>
          </draw:text-box>
        </draw:frame>
        <draw:g>
          <draw:custom-shape draw:style-name="gr19" draw:text-style-name="P5" draw:layer="layout" svg:width="3.205cm" svg:height="1.761cm" svg:x="16.011cm" svg:y="11.758cm">
            <text:p text:style-name="P24"><text:span text:style-name="T11">1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205cm" svg:height="1.761cm" svg:x="12.806cm" svg:y="11.758cm">
            <text:p text:style-name="P24"><text:span text:style-name="T11">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205cm" svg:height="1.762cm" svg:x="16.011cm" svg:y="9.996cm">
            <text:p text:style-name="P24"><text:span text:style-name="T11">10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205cm" svg:height="1.762cm" svg:x="12.806cm" svg:y="9.996cm">
            <text:p text:style-name="P24"><text:span text:style-name="T11">c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205cm" svg:height="1.756cm" svg:x="16.011cm" svg:y="8.24cm">
            <text:p text:style-name="P24"><text:span text:style-name="T11">10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205cm" svg:height="1.756cm" svg:x="12.806cm" svg:y="8.24cm">
            <text:p text:style-name="P24"><text:span text:style-name="T11">b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205cm" svg:height="1.761cm" svg:x="16.011cm" svg:y="6.479cm">
            <text:p text:style-name="P24"><text:span text:style-name="T11">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205cm" svg:height="1.761cm" svg:x="12.806cm" svg:y="6.479cm">
            <text:p text:style-name="P24"><text:span text:style-name="T11">a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205cm" svg:height="1.994cm" svg:x="16.011cm" svg:y="4.485cm">
            <text:p text:style-name="P24"><text:span text:style-name="T11">cod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205cm" svg:height="1.994cm" svg:x="12.806cm" svg:y="4.485cm">
            <text:p text:style-name="P24"><text:span text:style-name="T11">Letter</text:span></text:p>
            <draw:enhanced-geometry svg:viewBox="0 0 21600 21600" draw:type="rectangle" draw:enhanced-path="M 0 0 L 21600 0 21600 21600 0 21600 0 0 Z N"/>
          </draw:custom-shape>
          <draw:line draw:style-name="gr20" draw:text-style-name="P16" draw:layer="layout" svg:x1="12.806cm" svg:y1="4.485cm" svg:x2="19.217cm" svg:y2="4.485cm">
            <text:p text:style-name="P10"/>
          </draw:line>
          <draw:line draw:style-name="gr21" draw:text-style-name="P16" draw:layer="layout" svg:x1="12.806cm" svg:y1="6.479cm" svg:x2="19.217cm" svg:y2="6.479cm">
            <text:p text:style-name="P10"/>
          </draw:line>
          <draw:line draw:style-name="gr21" draw:text-style-name="P16" draw:layer="layout" svg:x1="12.806cm" svg:y1="8.24cm" svg:x2="19.217cm" svg:y2="8.24cm">
            <text:p text:style-name="P10"/>
          </draw:line>
          <draw:line draw:style-name="gr21" draw:text-style-name="P16" draw:layer="layout" svg:x1="12.806cm" svg:y1="9.996cm" svg:x2="19.217cm" svg:y2="9.996cm">
            <text:p text:style-name="P10"/>
          </draw:line>
          <draw:line draw:style-name="gr21" draw:text-style-name="P16" draw:layer="layout" svg:x1="12.806cm" svg:y1="11.758cm" svg:x2="19.217cm" svg:y2="11.758cm">
            <text:p text:style-name="P10"/>
          </draw:line>
          <draw:line draw:style-name="gr20" draw:text-style-name="P16" draw:layer="layout" svg:x1="12.806cm" svg:y1="13.519cm" svg:x2="19.217cm" svg:y2="13.519cm">
            <text:p text:style-name="P10"/>
          </draw:line>
          <draw:line draw:style-name="gr20" draw:text-style-name="P16" draw:layer="layout" svg:x1="12.806cm" svg:y1="4.485cm" svg:x2="12.806cm" svg:y2="13.519cm">
            <text:p text:style-name="P10"/>
          </draw:line>
          <draw:line draw:style-name="gr21" draw:text-style-name="P16" draw:layer="layout" svg:x1="16.011cm" svg:y1="4.485cm" svg:x2="16.011cm" svg:y2="13.519cm">
            <text:p text:style-name="P10"/>
          </draw:line>
          <draw:line draw:style-name="gr20" draw:text-style-name="P16" draw:layer="layout" svg:x1="19.217cm" svg:y1="4.485cm" svg:x2="19.217cm" svg:y2="13.519cm">
            <text:p text:style-name="P10"/>
          </draw:line>
        </draw:g>
        <draw:custom-shape draw:style-name="gr22" draw:text-style-name="P19" draw:layer="layout" svg:width="2.329cm" svg:height="0.973cm" svg:x="18.203cm" svg:y="1.27cm">
          <text:p text:style-name="P18"><text:span text:style-name="T8">1951</text:span></text:p>
          <draw:enhanced-geometry svg:viewBox="0 0 21600 21600" draw:type="mso-spt202" draw:enhanced-path="M 0 0 L 21600 0 21600 21600 0 21600 0 0 Z N"/>
        </draw:custom-shape>
        <draw:custom-shape draw:style-name="gr23" draw:text-style-name="P22" draw:layer="layout" svg:width="3.43cm" svg:height="5.305cm" svg:x="20.488cm" svg:y="5.605cm">
          <text:p text:style-name="P21"><text:span text:style-name="T9">Note</text:span><text:span text:style-name="T8">: codes are </text:span><text:span text:style-name="T9">variable length</text:span><text:span text:style-name="T8"> – (0 to 3 bits per character)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9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p text:style-name="P6"><text:span text:style-name="T5">Huffman (1951)</text:span></text:p>
              <text:p text:style-name="P6"><text:span text:style-name="T5"/></text:p>
              <text:p text:style-name="P6"><text:span text:style-name="T5">Encode: <text:s/>aabddcaa = could do as 16 bits (each character = 2 bits each)</text:span></text:p>
              <text:p text:style-name="P6"><text:span text:style-name="T5">Huffman can do as 14 bits</text:span></text:p>
              <text:p text:style-name="P6"><text:span text:style-name="T5"/></text:p>
              <text:p text:style-name="P6"><text:span text:style-name="T5">Note: codes are variable length – (0 to 3 bits per character)</text:span></text:p>
              <text:p text:style-name="P6"><text:span text:style-name="T5"/></text:p>
              <text:p text:style-name="P6"><text:span text:style-name="T5">Prefix-free encoding – b/c no delimiters in data stream.</text:span></text:p>
              <text:p text:style-name="P6"><text:span text:style-name="T5">Delimeters would take up unnecessary space.</text:span></text:p>
              <text:p text:style-name="P6"><text:span text:style-name="T5"/></text:p>
              <text:p text:style-name="P6"><text:span text:style-name="T5">Draw a TREE. <text:s/>Show how to use the tree to figure out what the code is.</text:span></text:p>
            </draw:text-box>
          </draw:frame>
        </presentation:notes>
      </draw:page>
      <draw:page draw:name="page10" draw:style-name="dp3" draw:master-page-name="Standard" presentation:presentation-page-layout-name="AL3T10">
        <draw:frame presentation:style-name="pr6" draw:text-style-name="P10" draw:layer="layout" svg:width="21.59cm" svg:height="3.986cm" svg:x="1.905cm" svg:y="0.019cm" presentation:class="title">
          <draw:text-box>
            <text:p text:style-name="P10">Huffman Tree</text:p>
          </draw:text-box>
        </draw:frame>
        <draw:frame presentation:style-name="pr7" draw:text-style-name="P7" draw:layer="layout" svg:width="11.942cm" svg:height="13.76cm" svg:x="1.058cm" svg:y="4.022cm" presentation:class="outline" presentation:user-transformed="true">
          <draw:text-box>
            <text:list text:style-name="L4">
              <text:list-item>
                <text:p text:style-name="P7">All symbols at leaves</text:p>
              </text:list-item>
            </text:list>
            <text:list text:style-name="L4">
              <text:list-item>
                <text:p text:style-name="P7">Edges labeled with 0-1</text:p>
              </text:list-item>
            </text:list>
            <text:list text:style-name="L4">
              <text:list-item>
                <text:p text:style-name="P7">Why does this guarantee prefix code?</text:p>
              </text:list-item>
            </text:list>
          </draw:text-box>
        </draw:frame>
        <draw:circle draw:style-name="gr24" draw:layer="layout" svg:width="2cm" svg:height="2cm" svg:x="18cm" svg:y="4.5cm">
          <text:p text:style-name="P10"/>
        </draw:circle>
        <draw:circle draw:style-name="gr25" draw:layer="layout" svg:width="2cm" svg:height="2cm" svg:x="21cm" svg:y="7cm">
          <text:p text:style-name="P10">a</text:p>
        </draw:circle>
        <draw:circle draw:style-name="gr24" draw:layer="layout" svg:width="2cm" svg:height="2cm" svg:x="15cm" svg:y="7cm">
          <text:p text:style-name="P10"/>
        </draw:circle>
        <draw:circle draw:style-name="gr24" draw:layer="layout" svg:width="2cm" svg:height="2cm" svg:x="12.5cm" svg:y="10.5cm">
          <text:p text:style-name="P10"/>
        </draw:circle>
        <draw:circle draw:style-name="gr25" draw:layer="layout" svg:width="2cm" svg:height="2cm" svg:x="17cm" svg:y="10.5cm">
          <text:p text:style-name="P10">d</text:p>
        </draw:circle>
        <draw:circle draw:style-name="gr25" draw:layer="layout" svg:width="2cm" svg:height="2cm" svg:x="10.5cm" svg:y="14cm">
          <text:p text:style-name="P10">b</text:p>
        </draw:circle>
        <draw:circle draw:style-name="gr25" draw:layer="layout" svg:width="2cm" svg:height="2cm" svg:x="14.5cm" svg:y="14cm">
          <text:p text:style-name="P10">c</text:p>
        </draw:circle>
        <draw:line draw:style-name="gr26" draw:layer="layout" svg:x1="18cm" svg:y1="6cm" svg:x2="16.5cm" svg:y2="7cm">
          <text:p text:style-name="P10"/>
        </draw:line>
        <draw:line draw:style-name="gr26" draw:layer="layout" svg:x1="20cm" svg:y1="6cm" svg:x2="21.5cm" svg:y2="7cm">
          <text:p text:style-name="P10"/>
        </draw:line>
        <draw:line draw:style-name="gr26" draw:layer="layout" svg:x1="15.5cm" svg:y1="9cm" svg:x2="14cm" svg:y2="10.5cm">
          <text:p text:style-name="P10"/>
        </draw:line>
        <draw:line draw:style-name="gr26" draw:layer="layout" svg:x1="16.5cm" svg:y1="9cm" svg:x2="18cm" svg:y2="10.5cm">
          <text:p text:style-name="P10"/>
        </draw:line>
        <draw:line draw:style-name="gr26" draw:layer="layout" svg:x1="13cm" svg:y1="12.5cm" svg:x2="12cm" svg:y2="14cm">
          <text:p text:style-name="P10"/>
        </draw:line>
        <draw:line draw:style-name="gr26" draw:layer="layout" svg:x1="14cm" svg:y1="12.5cm" svg:x2="15cm" svg:y2="14cm">
          <text:p text:style-name="P10"/>
        </draw:line>
        <draw:frame draw:style-name="gr27" draw:layer="layout" svg:width="0.925cm" svg:height="1.204cm" svg:x="20.575cm" svg:y="5.296cm">
          <draw:text-box>
            <text:p text:style-name="P10">0</text:p>
          </draw:text-box>
        </draw:frame>
        <draw:frame draw:style-name="gr27" draw:layer="layout" svg:width="0.925cm" svg:height="1.204cm" svg:x="16.575cm" svg:y="5.296cm">
          <draw:text-box>
            <text:p text:style-name="P10">1</text:p>
          </draw:text-box>
        </draw:frame>
        <draw:frame draw:style-name="gr27" draw:layer="layout" svg:width="0.925cm" svg:height="1.204cm" svg:x="17.5cm" svg:y="9cm">
          <draw:text-box>
            <text:p text:style-name="P10">1</text:p>
          </draw:text-box>
        </draw:frame>
        <draw:frame draw:style-name="gr27" draw:layer="layout" svg:width="0.925cm" svg:height="1.204cm" svg:x="13.575cm" svg:y="8.796cm">
          <draw:text-box>
            <text:p text:style-name="P10">0</text:p>
          </draw:text-box>
        </draw:frame>
        <draw:frame draw:style-name="gr27" draw:layer="layout" svg:width="0.925cm" svg:height="1.204cm" svg:x="14.575cm" svg:y="12.5cm">
          <draw:text-box>
            <text:p text:style-name="P10">1</text:p>
          </draw:text-box>
        </draw:frame>
        <draw:frame draw:style-name="gr27" draw:layer="layout" svg:width="0.925cm" svg:height="1.204cm" svg:x="11.5cm" svg:y="12.5cm">
          <draw:text-box>
            <text:p text:style-name="P10">0</text:p>
          </draw:text-box>
        </draw:frame>
        <presentation:notes draw:style-name="dp2">
          <draw:page-thumbnail draw:style-name="gr6" draw:layer="layout" svg:width="12.894cm" svg:height="9.671cm" svg:x="3.272cm" svg:y="1.936cm" draw:page-number="10" presentation:class="page"/>
          <draw:frame presentation:style-name="pr8" draw:text-style-name="P10" draw:layer="layout" svg:width="14.261cm" svg:height="11.353cm" svg:x="2.588cm" svg:y="12.25cm" presentation:class="notes" presentation:placeholder="true" presentation:user-transformed="true">
            <draw:text-box/>
          </draw:frame>
        </presentation:notes>
      </draw:page>
      <draw:page draw:name="Decoding a Prefix Code" draw:style-name="dp3" draw:master-page-name="Standard" presentation:presentation-page-layout-name="AL2T1"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Decoding a Prefix Code</text:p>
          </draw:text-box>
        </draw:frame>
        <draw:frame presentation:style-name="pr9" draw:text-style-name="P14" draw:layer="layout" svg:width="23.072cm" svg:height="13.759cm" svg:x="1.058cm" svg:y="4.022cm" presentation:class="outline" presentation:user-transformed="true">
          <draw:text-box>
            <text:list text:style-name="L4">
              <text:list-item>
                <text:p text:style-name="P25">Loop</text:p>
              </text:list-item>
            </text:list>
            <text:list text:style-name="L4">
              <text:list-item>
                <text:p text:style-name="P26"><text:tab/>start at root of tree</text:p>
              </text:list-item>
            </text:list>
            <text:list text:style-name="L4">
              <text:list-item>
                <text:p text:style-name="P26"><text:tab/><text:tab/>loop</text:p>
              </text:list-item>
            </text:list>
            <text:list text:style-name="L4">
              <text:list-item>
                <text:p text:style-name="P26"><text:tab/><text:tab/><text:tab/>if bit read = 1 then take 1-child</text:p>
              </text:list-item>
            </text:list>
            <text:list text:style-name="L4">
              <text:list-item>
                <text:p text:style-name="P26"><text:tab/><text:tab/><text:tab/>else, take 0-child</text:p>
              </text:list-item>
            </text:list>
            <text:list text:style-name="L4">
              <text:list-item>
                <text:p text:style-name="P26"><text:tab/><text:tab/>until node is a leaf </text:p>
              </text:list-item>
            </text:list>
            <text:list text:style-name="L4">
              <text:list-item>
                <text:p text:style-name="P26"><text:tab/><text:tab/>Report character found!</text:p>
              </text:list-item>
            </text:list>
            <text:list text:style-name="L4">
              <text:list-item>
                <text:p text:style-name="P25">Until end of the message</text:p>
              </text:list-item>
            </text:list>
            <text:list text:style-name="L4">
              <text:list-item>
                <text:p text:style-name="P25"/>
              </text:list-item>
            </text:list>
          </draw:text-box>
        </draw:frame>
        <presentation:notes draw:style-name="dp4">
          <draw:page-thumbnail draw:style-name="gr6" draw:layer="layout" svg:width="12.894cm" svg:height="9.671cm" svg:x="3.272cm" svg:y="1.936cm" draw:page-number="11" presentation:class="page"/>
          <draw:frame presentation:style-name="pr10" draw:text-style-name="P10" draw:layer="layout" svg:width="14.261cm" svg:height="11.604cm" svg:x="2.588cm" svg:y="12.25cm" presentation:class="notes" presentation:placeholder="true" presentation:user-transformed="true">
            <draw:text-box/>
          </draw:frame>
        </presentation:notes>
      </draw:page>
      <draw:page draw:name="Decode: 11100010100110" draw:style-name="dp3" draw:master-page-name="Standard" presentation:presentation-page-layout-name="AL4T8"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Decode: 11100010100110</text:p>
          </draw:text-box>
        </draw:frame>
        <draw:g>
          <draw:custom-shape draw:style-name="gr19" draw:text-style-name="P5" draw:layer="layout" svg:width="3.098cm" svg:height="1.67cm" svg:x="4.156cm" svg:y="13.701cm">
            <text:p text:style-name="P24"><text:span text:style-name="T11">1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098cm" svg:height="1.67cm" svg:x="1.058cm" svg:y="13.701cm">
            <text:p text:style-name="P24"><text:span text:style-name="T11">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098cm" svg:height="1.671cm" svg:x="4.156cm" svg:y="12.029cm">
            <text:p text:style-name="P24"><text:span text:style-name="T11">10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098cm" svg:height="1.671cm" svg:x="1.058cm" svg:y="12.029cm">
            <text:p text:style-name="P24"><text:span text:style-name="T11">c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098cm" svg:height="1.666cm" svg:x="4.156cm" svg:y="10.362cm">
            <text:p text:style-name="P24"><text:span text:style-name="T11">10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098cm" svg:height="1.666cm" svg:x="1.058cm" svg:y="10.362cm">
            <text:p text:style-name="P24"><text:span text:style-name="T11">b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098cm" svg:height="1.67cm" svg:x="4.156cm" svg:y="8.691cm">
            <text:p text:style-name="P24"><text:span text:style-name="T11">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098cm" svg:height="1.67cm" svg:x="1.058cm" svg:y="8.691cm">
            <text:p text:style-name="P24"><text:span text:style-name="T11">a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098cm" svg:height="1.891cm" svg:x="4.156cm" svg:y="6.8cm">
            <text:p text:style-name="P24"><text:span text:style-name="T11">cod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098cm" svg:height="1.891cm" svg:x="1.058cm" svg:y="6.8cm">
            <text:p text:style-name="P24"><text:span text:style-name="T11">Letter</text:span></text:p>
            <draw:enhanced-geometry svg:viewBox="0 0 21600 21600" draw:type="rectangle" draw:enhanced-path="M 0 0 L 21600 0 21600 21600 0 21600 0 0 Z N"/>
          </draw:custom-shape>
          <draw:line draw:style-name="gr20" draw:text-style-name="P16" draw:layer="layout" svg:x1="1.058cm" svg:y1="6.8cm" svg:x2="7.254cm" svg:y2="6.8cm">
            <text:p text:style-name="P10"/>
          </draw:line>
          <draw:line draw:style-name="gr21" draw:text-style-name="P16" draw:layer="layout" svg:x1="1.058cm" svg:y1="8.691cm" svg:x2="7.254cm" svg:y2="8.691cm">
            <text:p text:style-name="P10"/>
          </draw:line>
          <draw:line draw:style-name="gr21" draw:text-style-name="P16" draw:layer="layout" svg:x1="1.058cm" svg:y1="10.362cm" svg:x2="7.254cm" svg:y2="10.362cm">
            <text:p text:style-name="P10"/>
          </draw:line>
          <draw:line draw:style-name="gr21" draw:text-style-name="P16" draw:layer="layout" svg:x1="1.058cm" svg:y1="12.029cm" svg:x2="7.254cm" svg:y2="12.029cm">
            <text:p text:style-name="P10"/>
          </draw:line>
          <draw:line draw:style-name="gr21" draw:text-style-name="P16" draw:layer="layout" svg:x1="1.058cm" svg:y1="13.701cm" svg:x2="7.254cm" svg:y2="13.701cm">
            <text:p text:style-name="P10"/>
          </draw:line>
          <draw:line draw:style-name="gr20" draw:text-style-name="P16" draw:layer="layout" svg:x1="1.058cm" svg:y1="15.371cm" svg:x2="7.254cm" svg:y2="15.371cm">
            <text:p text:style-name="P10"/>
          </draw:line>
          <draw:line draw:style-name="gr20" draw:text-style-name="P16" draw:layer="layout" svg:x1="1.058cm" svg:y1="6.8cm" svg:x2="1.058cm" svg:y2="15.371cm">
            <text:p text:style-name="P10"/>
          </draw:line>
          <draw:line draw:style-name="gr21" draw:text-style-name="P16" draw:layer="layout" svg:x1="4.156cm" svg:y1="6.8cm" svg:x2="4.156cm" svg:y2="15.371cm">
            <text:p text:style-name="P10"/>
          </draw:line>
          <draw:line draw:style-name="gr20" draw:text-style-name="P16" draw:layer="layout" svg:x1="7.254cm" svg:y1="6.8cm" svg:x2="7.254cm" svg:y2="15.371cm">
            <text:p text:style-name="P10"/>
          </draw:line>
        </draw:g>
        <draw:custom-shape draw:style-name="gr28" draw:text-style-name="P19" draw:layer="layout" svg:width="5.715cm" svg:height="7.145cm" svg:x="18.082cm" svg:y="5.926cm">
          <text:list text:style-name="L6">
            <text:list-item>
              <text:p text:style-name="P18"><text:span text:style-name="T8">8 characters:</text:span></text:p>
            </text:list-item>
          </text:list>
          <text:list text:style-name="L6">
            <text:list-item>
              <text:p text:style-name="P27"><text:span text:style-name="T8">8*8 bits = 64 bits in ASCII</text:span></text:p>
            </text:list-item>
          </text:list>
          <text:list text:style-name="L6">
            <text:list-item>
              <text:p text:style-name="P27"><text:span text:style-name="T8">8*2 bits = 16 bits (if used 2 bits each)</text:span></text:p>
            </text:list-item>
          </text:list>
          <text:list text:style-name="L6">
            <text:list-item>
              <text:p text:style-name="P27"><text:span text:style-name="T8">14 bits = Huffman (uses frequenc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9" draw:layer="layout" svg:width="14.326cm" svg:height="1.5cm" svg:x="8.865cm" svg:y="14.998cm">
          <text:p text:style-name="P18"><text:span text:style-name="T8">Why did we need the code to be a prefix code?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5.08cm" svg:height="1.018cm" svg:x="8.043cm" svg:y="7.197cm">
          <text:p text:style-name="P10"/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2.894cm" svg:height="9.671cm" svg:x="3.272cm" svg:y="1.936cm" draw:page-number="12" presentation:class="page"/>
          <draw:frame presentation:style-name="pr10" draw:text-style-name="P10" draw:layer="layout" svg:width="14.261cm" svg:height="11.604cm" svg:x="2.588cm" svg:y="12.25cm" presentation:class="notes">
            <draw:text-box>
              <text:p text:style-name="P10">dbacaada</text:p>
            </draw:text-box>
          </draw:frame>
        </presentation:notes>
      </draw:page>
      <draw:page draw:name="Huffman Trees" draw:style-name="dp3" draw:master-page-name="Standard" presentation:presentation-page-layout-name="AL2T1">
        <draw:frame presentation:style-name="pr4" draw:text-style-name="P2" draw:layer="layout" svg:width="21.59cm" svg:height="2.753cm" svg:x="1.905cm" svg:y="0.635cm" presentation:class="title" presentation:user-transformed="true">
          <draw:text-box>
            <text:p text:style-name="P1">Cost of a Huffman Tree</text:p>
          </draw:text-box>
        </draw:frame>
        <draw:frame presentation:style-name="pr11" draw:text-style-name="P14" draw:layer="layout" svg:width="23.495cm" svg:height="12.711cm" svg:x="1.269cm" svg:y="4.445cm" presentation:class="outline" presentation:user-transformed="true">
          <draw:text-box>
            <text:list text:style-name="L7">
              <text:list-item>
                <text:p text:style-name="P28"><text:span text:style-name="T5">Cost of a Huffman Tree containing n symbols is the </text:span><text:span text:style-name="T15">expected length</text:span><text:span text:style-name="T5"> of a codeword.</text:span></text:p>
              </text:list-item>
            </text:list>
            <text:list text:style-name="L7">
              <text:list-item>
                <text:p text:style-name="P28"><text:span text:style-name="T5"/></text:p>
              </text:list-item>
            </text:list>
            <text:list text:style-name="L7">
              <text:list-item>
                <text:p text:style-name="P29"><text:span text:style-name="T5"><text:tab/></text:span><text:span text:style-name="T6">C(T) = p</text:span><text:span text:style-name="T16">1</text:span><text:span text:style-name="T6">*r</text:span><text:span text:style-name="T16">1</text:span><text:span text:style-name="T6">+p</text:span><text:span text:style-name="T16">2</text:span><text:span text:style-name="T6">*r</text:span><text:span text:style-name="T16">2</text:span><text:span text:style-name="T6">+p</text:span><text:span text:style-name="T16">3</text:span><text:span text:style-name="T6">*r</text:span><text:span text:style-name="T16">3</text:span><text:span text:style-name="T6">+….+ p</text:span><text:span text:style-name="T16">n</text:span><text:span text:style-name="T6">*r</text:span><text:span text:style-name="T16">n</text:span></text:p>
              </text:list-item>
            </text:list>
            <text:list text:style-name="L7">
              <text:list-item>
                <text:p text:style-name="P28"><text:span text:style-name="T6"/></text:p>
              </text:list-item>
            </text:list>
            <text:list text:style-name="L7">
              <text:list-item>
                <text:p text:style-name="P28"><text:span text:style-name="T5">Where:</text:span></text:p>
              </text:list-item>
            </text:list>
            <text:list text:style-name="L7">
              <text:list-item>
                <text:p text:style-name="P28"><text:span text:style-name="T6">p</text:span><text:span text:style-name="T16">i</text:span><text:span text:style-name="T5"> = the probability that a symbol occurs</text:span></text:p>
              </text:list-item>
            </text:list>
            <text:list text:style-name="L7">
              <text:list-item>
                <text:p text:style-name="P28"><text:span text:style-name="T6">r</text:span><text:span text:style-name="T16">i</text:span><text:span text:style-name="T5"> = the length of the path from the root to the node</text:span></text:p>
              </text:list-item>
            </text:list>
          </draw:text-box>
        </draw:frame>
        <draw:custom-shape draw:style-name="gr30" draw:text-style-name="P5" draw:layer="layout" svg:width="19.23cm" svg:height="0.973cm" svg:x="1.482cm" svg:y="9.525cm">
          <text:p text:style-name="P21"><text:span text:style-name="T17">For previous example = (.50 * 1) + (.125 * 3) + (.125 * 3) + (.25 * 2)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13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p text:style-name="P6">Since a Huffman tree is traversed probabilistically according to frequency symbols</text:p>
              <text:p text:style-name="P6"/>
              <text:p text:style-name="P6">For the lowest cost tree, we want symbols with highest probability ) to have the shortest length.</text:p>
              <text:p text:style-name="P6"/>
              <text:p text:style-name="P6">Probability sums to 1</text:p>
              <text:p text:style-name="P6"/>
              <text:p text:style-name="P6">We want a tree that minimizes the number of bits to code a message.</text:p>
            </draw:text-box>
          </draw:frame>
        </presentation:notes>
      </draw:page>
      <draw:page draw:name="Slide 12" draw:style-name="dp3" draw:master-page-name="Standard" presentation:presentation-page-layout-name="AL4T8">
        <draw:frame presentation:style-name="pr12" draw:text-style-name="P10" draw:layer="layout" svg:width="21.59cm" svg:height="2.754cm" svg:x="1.905cm" svg:y="0.76cm" presentation:class="title" presentation:user-transformed="true">
          <draw:text-box>
            <text:p text:style-name="P10">Constructing a Huffman Tree</text:p>
          </draw:text-box>
        </draw:frame>
        <draw:g>
          <draw:custom-shape draw:style-name="gr19" draw:text-style-name="P5" draw:layer="layout" svg:width="5.981cm" svg:height="2.03cm" svg:x="4.477cm" svg:y="12.427cm">
            <text:p text:style-name="P24"><text:span text:style-name="T11">.25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5.981cm" svg:height="2.032cm" svg:x="4.477cm" svg:y="10.395cm">
            <text:p text:style-name="P24"><text:span text:style-name="T11">.125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5.981cm" svg:height="2.026cm" svg:x="4.477cm" svg:y="8.369cm">
            <text:p text:style-name="P24"><text:span text:style-name="T11">.125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5.981cm" svg:height="2.03cm" svg:x="4.477cm" svg:y="6.338cm">
            <text:p text:style-name="P24"><text:span text:style-name="T11">.5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5.981cm" svg:height="2.316cm" svg:x="4.477cm" svg:y="4.022cm">
            <text:p text:style-name="P24"><text:span text:style-name="T11">Frequenc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845cm" svg:height="2.03cm" svg:x="10.458cm" svg:y="12.427cm">
            <text:p text:style-name="P24"><text:span text:style-name="T11">1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419cm" svg:height="2.03cm" svg:x="1.058cm" svg:y="12.427cm">
            <text:p text:style-name="P24"><text:span text:style-name="T11">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845cm" svg:height="2.032cm" svg:x="10.458cm" svg:y="10.395cm">
            <text:p text:style-name="P24"><text:span text:style-name="T11">10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419cm" svg:height="2.032cm" svg:x="1.058cm" svg:y="10.395cm">
            <text:p text:style-name="P24"><text:span text:style-name="T11">c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845cm" svg:height="2.026cm" svg:x="10.458cm" svg:y="8.369cm">
            <text:p text:style-name="P24"><text:span text:style-name="T11">10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419cm" svg:height="2.026cm" svg:x="1.058cm" svg:y="8.369cm">
            <text:p text:style-name="P24"><text:span text:style-name="T11">b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845cm" svg:height="2.03cm" svg:x="10.458cm" svg:y="6.338cm">
            <text:p text:style-name="P24"><text:span text:style-name="T11">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419cm" svg:height="2.03cm" svg:x="1.058cm" svg:y="6.338cm">
            <text:p text:style-name="P24"><text:span text:style-name="T11">a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845cm" svg:height="2.316cm" svg:x="10.458cm" svg:y="4.022cm">
            <text:p text:style-name="P24"><text:span text:style-name="T11">cod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3.419cm" svg:height="2.316cm" svg:x="1.058cm" svg:y="4.022cm">
            <text:p text:style-name="P24"><text:span text:style-name="T11">Letter</text:span></text:p>
            <draw:enhanced-geometry svg:viewBox="0 0 21600 21600" draw:type="rectangle" draw:enhanced-path="M 0 0 L 21600 0 21600 21600 0 21600 0 0 Z N"/>
          </draw:custom-shape>
          <draw:line draw:style-name="gr20" draw:text-style-name="P16" draw:layer="layout" svg:x1="1.058cm" svg:y1="4.022cm" svg:x2="14.304cm" svg:y2="4.022cm">
            <text:p text:style-name="P10"/>
          </draw:line>
          <draw:line draw:style-name="gr21" draw:text-style-name="P16" draw:layer="layout" svg:x1="1.058cm" svg:y1="6.338cm" svg:x2="14.304cm" svg:y2="6.338cm">
            <text:p text:style-name="P10"/>
          </draw:line>
          <draw:line draw:style-name="gr21" draw:text-style-name="P16" draw:layer="layout" svg:x1="1.058cm" svg:y1="8.369cm" svg:x2="14.304cm" svg:y2="8.369cm">
            <text:p text:style-name="P10"/>
          </draw:line>
          <draw:line draw:style-name="gr21" draw:text-style-name="P16" draw:layer="layout" svg:x1="1.058cm" svg:y1="10.395cm" svg:x2="14.304cm" svg:y2="10.395cm">
            <text:p text:style-name="P10"/>
          </draw:line>
          <draw:line draw:style-name="gr21" draw:text-style-name="P16" draw:layer="layout" svg:x1="1.058cm" svg:y1="12.427cm" svg:x2="14.304cm" svg:y2="12.427cm">
            <text:p text:style-name="P10"/>
          </draw:line>
          <draw:line draw:style-name="gr20" draw:text-style-name="P16" draw:layer="layout" svg:x1="1.058cm" svg:y1="14.458cm" svg:x2="14.304cm" svg:y2="14.458cm">
            <text:p text:style-name="P10"/>
          </draw:line>
          <draw:line draw:style-name="gr20" draw:text-style-name="P16" draw:layer="layout" svg:x1="1.058cm" svg:y1="4.022cm" svg:x2="1.058cm" svg:y2="14.458cm">
            <text:p text:style-name="P10"/>
          </draw:line>
          <draw:line draw:style-name="gr21" draw:text-style-name="P16" draw:layer="layout" svg:x1="4.477cm" svg:y1="4.022cm" svg:x2="4.477cm" svg:y2="14.458cm">
            <text:p text:style-name="P10"/>
          </draw:line>
          <draw:line draw:style-name="gr20" draw:text-style-name="P16" draw:layer="layout" svg:x1="14.304cm" svg:y1="4.022cm" svg:x2="14.304cm" svg:y2="14.458cm">
            <text:p text:style-name="P10"/>
          </draw:line>
          <draw:line draw:style-name="gr21" draw:text-style-name="P16" draw:layer="layout" svg:x1="10.458cm" svg:y1="4.022cm" svg:x2="10.458cm" svg:y2="14.458cm">
            <text:p text:style-name="P10"/>
          </draw:line>
        </draw:g>
        <draw:custom-shape draw:style-name="gr31" draw:text-style-name="P19" draw:layer="layout" svg:width="3.387cm" svg:height="3.109cm" svg:x="20.091cm" svg:y="4.863cm">
          <text:p text:style-name="P18"><text:span text:style-name="T8">What is the cost of this tree?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1" draw:text-style-name="P5" draw:layer="layout" svg:width="8.423cm" svg:height="1.289cm" svg:x="11.014cm" svg:y="24.499cm">
            <draw:text-box>
              <text:p text:style-name="P4"><text:span text:style-name="T2"><text:page-number>&lt;Nummer&gt;</text:page-number></text:span></text:p>
            </draw:text-box>
          </draw:frame>
          <draw:frame draw:style-name="gr2" draw:text-style-name="P5" draw:layer="layout" svg:width="8.423cm" svg:height="1.289cm" svg:x="-0.001cm" svg:y="24.499cm">
            <draw:text-box>
              <text:p text:style-name="P1"><text:span text:style-name="T2"><presentation:footer/></text:span></text:p>
            </draw:text-box>
          </draw:frame>
          <draw:frame draw:style-name="gr3" draw:text-style-name="P5" draw:layer="layout" svg:width="8.423cm" svg:height="1.289cm" svg:x="-0.001cm" svg:y="0cm">
            <draw:text-box>
              <text:p text:style-name="P1"><text:span text:style-name="T2"><presentation:header/></text:span></text:p>
            </draw:text-box>
          </draw:frame>
          <draw:frame draw:style-name="gr4" draw:text-style-name="P5" draw:layer="layout" svg:width="8.423cm" svg:height="1.289cm" svg:x="11.014cm" svg:y="0cm">
            <draw:text-box>
              <text:p text:style-name="P4"><text:span text:style-name="T2"><presentation:date-time/></text:span></text:p>
            </draw:text-box>
          </draw:frame>
          <draw:page-thumbnail draw:layer="layout" svg:width="12.894cm" svg:height="9.67cm" svg:x="3.272cm" svg:y="1.936cm" draw:page-number="14"/>
          <draw:frame presentation:style-name="pr3" draw:text-style-name="P2" draw:layer="layout" svg:width="15.548cm" svg:height="11.603cm" svg:x="1.945cm" svg:y="12.25cm" presentation:class="notes" presentation:user-transformed="true">
            <draw:text-box>
              <text:p text:style-name="P6">Switch to handout….</text:p>
            </draw:text-box>
          </draw:frame>
        </presentation:notes>
      </draw:page>
      <draw:page draw:name="page15" draw:style-name="dp3" draw:master-page-name="Standard" presentation:presentation-page-layout-name="AL2T1">
        <draw:frame presentation:style-name="pr6" draw:text-style-name="P10" draw:layer="layout" svg:width="21.59cm" svg:height="3.986cm" svg:x="1.905cm" svg:y="0.019cm" presentation:class="title">
          <draw:text-box>
            <text:p text:style-name="P10">Huffman Tree Construction<text:line-break/>Part the First</text:p>
          </draw:text-box>
        </draw:frame>
        <draw:frame presentation:style-name="pr7" draw:text-style-name="P7" draw:layer="layout" svg:width="23.072cm" svg:height="13.76cm" svg:x="1.058cm" svg:y="4.022cm" presentation:class="outline" presentation:user-transformed="true">
          <draw:text-box>
            <text:list text:style-name="L4">
              <text:list-item>
                <text:p text:style-name="P7">Given a symbol-frequency table:</text:p>
              </text:list-item>
            </text:list>
            <text:list text:style-name="L4">
              <text:list-item>
                <text:list>
                  <text:list-item>
                    <text:p text:style-name="P8">Start with a forest of one-node tre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ne for each symbo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ssociate a frequency with each tree</text:p>
                  </text:list-item>
                </text:list>
              </text:list-item>
            </text:list>
          </draw:text-box>
        </draw:frame>
        <draw:circle draw:style-name="gr25" draw:layer="layout" svg:width="2.5cm" svg:height="2.5cm" svg:x="3cm" svg:y="12.5cm">
          <text:p text:style-name="P10">a</text:p>
          <text:p text:style-name="P10">0.5</text:p>
        </draw:circle>
        <draw:circle draw:style-name="gr25" draw:layer="layout" svg:width="2.5cm" svg:height="2.5cm" svg:x="8cm" svg:y="12.5cm">
          <text:p text:style-name="P10">b</text:p>
          <text:p text:style-name="P10">0.125</text:p>
        </draw:circle>
        <draw:circle draw:style-name="gr25" draw:layer="layout" svg:width="2.5cm" svg:height="2.5cm" svg:x="13.5cm" svg:y="12.5cm">
          <text:p text:style-name="P10">c</text:p>
          <text:p text:style-name="P10">0.125</text:p>
        </draw:circle>
        <draw:circle draw:style-name="gr25" draw:layer="layout" svg:width="2.5cm" svg:height="2.5cm" svg:x="18cm" svg:y="12.5cm">
          <text:p text:style-name="P10">d</text:p>
          <text:p text:style-name="P10">0.25</text:p>
        </draw:circle>
        <presentation:notes draw:style-name="dp2">
          <draw:page-thumbnail draw:style-name="gr6" draw:layer="layout" svg:width="12.894cm" svg:height="9.671cm" svg:x="3.272cm" svg:y="1.936cm" draw:page-number="15" presentation:class="page"/>
          <draw:frame presentation:style-name="pr8" draw:text-style-name="P10" draw:layer="layout" svg:width="14.261cm" svg:height="11.353cm" svg:x="2.588cm" svg:y="12.2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6" draw:text-style-name="P10" draw:layer="layout" svg:width="21.59cm" svg:height="3.986cm" svg:x="1.905cm" svg:y="0.019cm" presentation:class="title">
          <draw:text-box>
            <text:p text:style-name="P10">Huffman Tree Construction<text:line-break/>Part the Second</text:p>
          </draw:text-box>
        </draw:frame>
        <draw:frame presentation:style-name="pr7" draw:text-style-name="P7" draw:layer="layout" svg:width="23.072cm" svg:height="13.76cm" svg:x="1.058cm" svg:y="4.022cm" presentation:class="outline">
          <draw:text-box>
            <text:list text:style-name="L4">
              <text:list-item>
                <text:p text:style-name="P7">While there is more than one tree</text:p>
              </text:list-item>
            </text:list>
            <text:list text:style-name="L4">
              <text:list-item>
                <text:list>
                  <text:list-item>
                    <text:p text:style-name="P8">Pick the two trees with smallest frequenc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mbine them into one tre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And add their frequencies</text:p>
                      </text:list-item>
                    </text:list>
                  </text:list-item>
                </text:list>
              </text:list-item>
            </text:list>
          </draw:text-box>
        </draw:frame>
        <draw:circle draw:style-name="gr25" draw:layer="layout" svg:width="2.5cm" svg:height="2.5cm" svg:x="3cm" svg:y="12.5cm">
          <text:p text:style-name="P10">a</text:p>
          <text:p text:style-name="P10">0.5</text:p>
        </draw:circle>
        <draw:circle draw:style-name="gr25" draw:layer="layout" svg:width="2.5cm" svg:height="2.5cm" svg:x="8cm" svg:y="12.5cm">
          <text:p text:style-name="P10">b</text:p>
          <text:p text:style-name="P10">0.125</text:p>
        </draw:circle>
        <draw:circle draw:style-name="gr25" draw:layer="layout" svg:width="2.5cm" svg:height="2.5cm" svg:x="13.5cm" svg:y="12.5cm">
          <text:p text:style-name="P10">c</text:p>
          <text:p text:style-name="P10">0.125</text:p>
        </draw:circle>
        <draw:circle draw:style-name="gr25" draw:layer="layout" svg:width="2.5cm" svg:height="2.5cm" svg:x="18cm" svg:y="12.5cm">
          <text:p text:style-name="P10">d</text:p>
          <text:p text:style-name="P10">0.25</text:p>
        </draw:circle>
        <draw:circle draw:style-name="gr25" draw:layer="layout" svg:width="2cm" svg:height="2cm" svg:x="11cm" svg:y="10.5cm">
          <text:p text:style-name="P10">0.25</text:p>
        </draw:circle>
        <draw:line draw:style-name="gr26" draw:layer="layout" svg:x1="11cm" svg:y1="12cm" svg:x2="10cm" svg:y2="13cm">
          <text:p text:style-name="P10"/>
        </draw:line>
        <draw:line draw:style-name="gr26" draw:layer="layout" svg:x1="13cm" svg:y1="12cm" svg:x2="14cm" svg:y2="13cm">
          <text:p text:style-name="P10"/>
        </draw:line>
        <presentation:notes draw:style-name="dp2">
          <draw:page-thumbnail draw:style-name="gr6" draw:layer="layout" svg:width="12.894cm" svg:height="9.671cm" svg:x="3.272cm" svg:y="1.936cm" draw:page-number="16" presentation:class="page"/>
          <draw:frame presentation:style-name="pr8" draw:text-style-name="P10" draw:layer="layout" svg:width="14.261cm" svg:height="11.353cm" svg:x="2.588cm" svg:y="12.2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2T1">
        <draw:frame presentation:style-name="pr6" draw:text-style-name="P10" draw:layer="layout" svg:width="21.59cm" svg:height="3.986cm" svg:x="1.905cm" svg:y="0.019cm" presentation:class="title">
          <draw:text-box>
            <text:p text:style-name="P10">Huffman Tree Construction<text:line-break/>Part the Third</text:p>
          </draw:text-box>
        </draw:frame>
        <draw:frame presentation:style-name="pr7" draw:text-style-name="P7" draw:layer="layout" svg:width="10.442cm" svg:height="13.76cm" svg:x="1.058cm" svg:y="4.022cm" presentation:class="outline" presentation:user-transformed="true">
          <draw:text-box>
            <text:list text:style-name="L4">
              <text:list-item>
                <text:p text:style-name="P7">Pick arbitrary 0-1 labellings for the edges</text:p>
              </text:list-item>
            </text:list>
            <text:list text:style-name="L4">
              <text:list-item>
                <text:list>
                  <text:list-item>
                    <text:p text:style-name="P8">More than one Huffman tree is possi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ow to get from one Huffman tree to another?</text:p>
                  </text:list-item>
                </text:list>
              </text:list-item>
            </text:list>
          </draw:text-box>
        </draw:frame>
        <draw:circle draw:style-name="gr24" draw:layer="layout" svg:width="2cm" svg:height="2cm" svg:x="18cm" svg:y="4.5cm">
          <text:p text:style-name="P10"/>
        </draw:circle>
        <draw:circle draw:style-name="gr25" draw:layer="layout" svg:width="2cm" svg:height="2cm" svg:x="21cm" svg:y="7cm">
          <text:p text:style-name="P10">a</text:p>
        </draw:circle>
        <draw:circle draw:style-name="gr24" draw:layer="layout" svg:width="2cm" svg:height="2cm" svg:x="15cm" svg:y="7cm">
          <text:p text:style-name="P10"/>
        </draw:circle>
        <draw:circle draw:style-name="gr25" draw:layer="layout" svg:width="2cm" svg:height="2cm" svg:x="12.5cm" svg:y="10.5cm">
          <text:p text:style-name="P10">0.25</text:p>
        </draw:circle>
        <draw:circle draw:style-name="gr25" draw:layer="layout" svg:width="2cm" svg:height="2cm" svg:x="17cm" svg:y="10.5cm">
          <text:p text:style-name="P10">d</text:p>
        </draw:circle>
        <draw:circle draw:style-name="gr25" draw:layer="layout" svg:width="2cm" svg:height="2cm" svg:x="10.5cm" svg:y="14cm">
          <text:p text:style-name="P10">b</text:p>
        </draw:circle>
        <draw:circle draw:style-name="gr25" draw:layer="layout" svg:width="2cm" svg:height="2cm" svg:x="14.5cm" svg:y="14cm">
          <text:p text:style-name="P10">c</text:p>
        </draw:circle>
        <draw:line draw:style-name="gr26" draw:layer="layout" svg:x1="18cm" svg:y1="6cm" svg:x2="16.5cm" svg:y2="7cm">
          <text:p text:style-name="P10"/>
        </draw:line>
        <draw:line draw:style-name="gr26" draw:layer="layout" svg:x1="20cm" svg:y1="6cm" svg:x2="21.5cm" svg:y2="7cm">
          <text:p text:style-name="P10"/>
        </draw:line>
        <draw:line draw:style-name="gr26" draw:layer="layout" svg:x1="15.5cm" svg:y1="9cm" svg:x2="14cm" svg:y2="10.5cm">
          <text:p text:style-name="P10"/>
        </draw:line>
        <draw:line draw:style-name="gr26" draw:layer="layout" svg:x1="16.5cm" svg:y1="9cm" svg:x2="18cm" svg:y2="10.5cm">
          <text:p text:style-name="P10"/>
        </draw:line>
        <draw:line draw:style-name="gr26" draw:layer="layout" svg:x1="13cm" svg:y1="12.5cm" svg:x2="12cm" svg:y2="14cm">
          <text:p text:style-name="P10"/>
        </draw:line>
        <draw:line draw:style-name="gr26" draw:layer="layout" svg:x1="14cm" svg:y1="12.5cm" svg:x2="15cm" svg:y2="14cm">
          <text:p text:style-name="P10"/>
        </draw:line>
        <draw:frame draw:style-name="gr27" draw:layer="layout" svg:width="0.925cm" svg:height="1.204cm" svg:x="20.575cm" svg:y="5.296cm">
          <draw:text-box>
            <text:p text:style-name="P10">0</text:p>
          </draw:text-box>
        </draw:frame>
        <draw:frame draw:style-name="gr27" draw:layer="layout" svg:width="0.925cm" svg:height="1.204cm" svg:x="16.575cm" svg:y="5.296cm">
          <draw:text-box>
            <text:p text:style-name="P10">1</text:p>
          </draw:text-box>
        </draw:frame>
        <draw:frame draw:style-name="gr27" draw:layer="layout" svg:width="0.925cm" svg:height="1.204cm" svg:x="17.5cm" svg:y="9cm">
          <draw:text-box>
            <text:p text:style-name="P10">1</text:p>
          </draw:text-box>
        </draw:frame>
        <draw:frame draw:style-name="gr27" draw:layer="layout" svg:width="0.925cm" svg:height="1.204cm" svg:x="13.575cm" svg:y="8.796cm">
          <draw:text-box>
            <text:p text:style-name="P10">0</text:p>
          </draw:text-box>
        </draw:frame>
        <draw:frame draw:style-name="gr27" draw:layer="layout" svg:width="0.925cm" svg:height="1.204cm" svg:x="14.575cm" svg:y="12.5cm">
          <draw:text-box>
            <text:p text:style-name="P10">1</text:p>
          </draw:text-box>
        </draw:frame>
        <draw:frame draw:style-name="gr27" draw:layer="layout" svg:width="0.925cm" svg:height="1.204cm" svg:x="11.5cm" svg:y="12.5cm">
          <draw:text-box>
            <text:p text:style-name="P10">0</text:p>
          </draw:text-box>
        </draw:frame>
        <presentation:notes draw:style-name="dp2">
          <draw:page-thumbnail draw:style-name="gr6" draw:layer="layout" svg:width="12.894cm" svg:height="9.671cm" svg:x="3.272cm" svg:y="1.936cm" draw:page-number="17" presentation:class="page"/>
          <draw:frame presentation:style-name="pr8" draw:text-style-name="P10" draw:layer="layout" svg:width="14.261cm" svg:height="11.353cm" svg:x="2.588cm" svg:y="12.2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2T1">
        <draw:frame presentation:style-name="pr6" draw:text-style-name="P10" draw:layer="layout" svg:width="21.59cm" svg:height="3.986cm" svg:x="1.905cm" svg:y="0.019cm" presentation:class="title">
          <draw:text-box>
            <text:p text:style-name="P10">Digression:<text:line-break/>Why “anti-compress” files?</text:p>
          </draw:text-box>
        </draw:frame>
        <draw:frame presentation:style-name="pr7" draw:text-style-name="P7" draw:layer="layout" svg:width="23.072cm" svg:height="13.76cm" svg:x="1.058cm" svg:y="4.022cm" presentation:class="outline">
          <draw:text-box>
            <text:list text:style-name="L4">
              <text:list-item>
                <text:p text:style-name="P7">Error-correcting codes</text:p>
              </text:list-item>
            </text:list>
            <text:list text:style-name="L4">
              <text:list-item>
                <text:list>
                  <text:list-item>
                    <text:p text:style-name="P8">By adding redundancies into data instead of removing it, we can make it robust to nois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oise on our <text:span text:style-name="T18">communication channel</text:span> will corrupt this redundancy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CD/DVD optical storag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Hard disk magnetic storag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WiFi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0">Ethernet / CDM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xamples: checksums, phonetic alphab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894cm" svg:height="9.671cm" svg:x="3.272cm" svg:y="1.936cm" draw:page-number="18" presentation:class="page"/>
          <draw:frame presentation:style-name="pr10" draw:text-style-name="P10" draw:layer="layout" svg:width="14.261cm" svg:height="11.604cm" svg:x="2.588cm" svg:y="12.2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3 213" svg:d="m106 0 107 213h-2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backgroundobjects">
      <style:graphic-properties draw:stroke="none" draw:fill="none" draw:fill-color="#00cc99" draw:textarea-horizontal-align="left" draw:textarea-vertical-align="top" draw:auto-grow-height="false" draw:auto-grow-width="false" fo:min-height="1.29cm" fo:min-width="0cm" fo:padding-top="0.129cm" fo:padding-bottom="0.129cm" fo:padding-left="0.258cm" fo:padding-right="0.258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00cc99" draw:textarea-horizontal-align="right" draw:textarea-vertical-align="top" draw:auto-grow-height="false" draw:auto-grow-width="false" fo:min-height="1.29cm" fo:min-width="0cm" fo:padding-top="0.129cm" fo:padding-bottom="0.129cm" fo:padding-left="0.258cm" fo:padding-right="0.258cm" fo:wrap-option="no-wrap" draw:shadow="hidden" draw:shadow-color="#808080"/>
    </style:style>
    <style:style style:name="pr6" style:family="presentation" style:parent-style-name="Standard-backgroundobjects">
      <style:graphic-properties draw:stroke="none" draw:fill="none" draw:fill-color="#00cc99" draw:textarea-horizontal-align="left" draw:textarea-vertical-align="bottom" draw:auto-grow-height="false" draw:auto-grow-width="false" fo:min-height="1.29cm" fo:min-width="0cm" fo:padding-top="0.129cm" fo:padding-bottom="0.129cm" fo:padding-left="0.258cm" fo:padding-right="0.258cm" fo:wrap-option="no-wrap" draw:shadow="hidden" draw:shadow-color="#808080"/>
    </style:style>
    <style:style style:name="pr7" style:family="presentation" style:parent-style-name="Standard-backgroundobjects">
      <style:graphic-properties draw:stroke="none" draw:fill="none" draw:fill-color="#00cc99" draw:textarea-horizontal-align="right" draw:textarea-vertical-align="bottom" draw:auto-grow-height="false" draw:auto-grow-width="false" fo:min-height="1.29cm" fo:min-width="0cm" fo:padding-top="0.129cm" fo:padding-bottom="0.129cm" fo:padding-left="0.258cm" fo:padding-right="0.258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435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35cm" svg:height="1.288cm" svg:x="11.00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35cm" svg:height="1.288cm" svg:x="0cm" svg:y="24.50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35cm" svg:height="1.288cm" svg:x="11.004cm" svg:y="24.501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6.188cm" svg:height="4.641cm" svg:x="2.251cm" svg:y="3.61cm" draw:page-number="1"/>
      <draw:page-thumbnail draw:layer="backgroundobjects" svg:width="6.188cm" svg:height="4.641cm" svg:x="10.999cm" svg:y="3.61cm" draw:page-number="2"/>
      <draw:page-thumbnail draw:layer="backgroundobjects" svg:width="6.188cm" svg:height="4.641cm" svg:x="2.251cm" svg:y="10.573cm" draw:page-number="3"/>
      <draw:page-thumbnail draw:layer="backgroundobjects" svg:width="6.188cm" svg:height="4.641cm" svg:x="10.999cm" svg:y="10.573cm" draw:page-number="4"/>
      <draw:page-thumbnail draw:layer="backgroundobjects" svg:width="6.188cm" svg:height="4.641cm" svg:x="2.251cm" svg:y="17.536cm" draw:page-number="5"/>
      <draw:page-thumbnail draw:layer="backgroundobjects" svg:width="6.188cm" svg:height="4.641cm" svg:x="10.999cm" svg:y="17.536cm" draw:page-number="6"/>
    </style:handout-master>
    <style:master-page style:name="Standard" style:page-layout-name="PM1" draw:style-name="dp1">
      <draw:frame presentation:style-name="Standard-title" draw:layer="backgroundobjects" svg:width="21.59cm" svg:height="3.985cm" svg:x="1.905cm" svg:y="0.019cm" presentation:class="title" presentation:placeholder="true">
        <draw:text-box/>
      </draw:frame>
      <draw:frame presentation:style-name="Standard-outline1" draw:layer="backgroundobjects" svg:width="23.072cm" svg:height="13.759cm" svg:x="1.058cm" svg:y="4.022cm" presentation:class="outline" presentation:placeholder="true">
        <draw:text-box/>
      </draw:frame>
      <draw:frame presentation:style-name="pr1" draw:text-style-name="P3" draw:layer="backgroundobjects" svg:width="5.292cm" svg:height="1.271cm" svg:x="1.905cm" svg:y="17.357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44cm" svg:height="1.271cm" svg:x="8.678cm" svg:y="17.357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5.292cm" svg:height="1.271cm" svg:x="19.05cm" svg:y="17.357cm" presentation:class="page-number">
        <draw:text-box>
          <text:p text:style-name="P5"><text:span text:style-name="T2"><text:page-number>&lt;Nummer&gt;</text:page-number></text:span></text:p>
        </draw:text-box>
      </draw:frame>
      <presentation:notes style:page-layout-name="PM0">
        <draw:rect draw:style-name="gr3" draw:text-style-name="P6" draw:layer="backgroundobjects" svg:width="19.44cm" svg:height="25.79cm" svg:x="0cm" svg:y="0cm">
          <text:p/>
        </draw:rect>
        <draw:frame presentation:style-name="pr4" draw:text-style-name="P3" draw:layer="backgroundobjects" svg:width="8.423cm" svg:height="1.289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5" draw:text-style-name="P5" draw:layer="backgroundobjects" svg:width="8.423cm" svg:height="1.289cm" svg:x="11.014cm" svg:y="0cm" presentation:class="date-time">
          <draw:text-box>
            <text:p text:style-name="P5"><text:span text:style-name="T3"><presentation:date-time/></text:span></text:p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pr6" draw:text-style-name="P3" draw:layer="backgroundobjects" svg:width="8.423cm" svg:height="1.289cm" svg:x="-0.001cm" svg:y="24.499cm" presentation:class="footer">
          <draw:text-box>
            <text:p text:style-name="P3"><text:span text:style-name="T3"><presentation:footer/></text:span></text:p>
          </draw:text-box>
        </draw:frame>
        <draw:frame presentation:style-name="pr7" draw:text-style-name="P5" draw:layer="backgroundobjects" svg:width="8.423cm" svg:height="1.289cm" svg:x="11.014cm" svg:y="24.499cm" presentation:class="page-number">
          <draw:text-box>
            <text:p text:style-name="P5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Intro to Graphs</dc:title>
    <meta:initial-creator>Hannah C. Tang</meta:initial-creator>
    <meta:creation-date>2002-08-05T07:56:49</meta:creation-date>
    <dc:creator>Paul Pham</dc:creator>
    <dc:date>2006-12-01T14:14:17</dc:date>
    <meta:printed-by>Paul Pham</meta:printed-by>
    <meta:print-date>2006-12-01T14:13:45</meta:print-date>
    <dc:language>en-US</dc:language>
    <meta:editing-cycles>197</meta:editing-cycles>
    <meta:editing-duration>P1DT14H6M18S</meta:editing-duration>
    <meta:user-defined meta:name="Info 1"/>
    <meta:user-defined meta:name="Info 2"/>
    <meta:user-defined meta:name="Info 3"/>
    <meta:user-defined meta:name="Info 4"/>
    <meta:document-statistic meta:object-count="276"/>
  </office:meta>
</office:document-meta>
</file>